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line-height="0.706cm"/>
      <style:text-properties officeooo:rsid="001770ea" officeooo:paragraph-rsid="001770ea"/>
    </style:style>
    <style:style style:name="P2" style:family="paragraph" style:parent-style-name="Standard">
      <style:paragraph-properties fo:line-height="0.706cm"/>
      <style:text-properties officeooo:rsid="001770ea" officeooo:paragraph-rsid="00190cb7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以斯帖記的信息</text:p>
      <text:p text:style-name="P1">第六講：用智慧面對生命的威脅</text:p>
      <text:p text:style-name="P1">作者: 盧俊義牧師 <text:s/>日期: 2011-03-03 12:06</text:p>
      <text:p text:style-name="P1"/>
      <text:p text:style-name="P1">經文：以斯帖記七：1—10</text:p>
      <text:p text:style-name="P1"/>
      <text:p text:style-name="P2">人雖然有許多計畫，或是有許多周全的策略，若不是上帝的旨意，想要順利完成不一定就會如願。我們生活的經歷裡，經常會遇到「巧合」的事，但如果仔細地去想、看，就會發現在<text:span text:style-name="T2">那些「巧合」的際遇裡，有上帝的手在其中導引</text:span>著。我們看到正當哈曼得意洋洋的時候，他聽從妻子細利斯和朋友的建議，架設一座高達二十二公尺的絞刑台要吊死末底改，他以為這樣不但可以將最討厭的仇敵末底改除掉，更可以輕易地消滅波斯帝國境內所有的猶太人。可是，有誰想到就是那樣地「巧合」，也是「正當」他架設好絞刑台準備要吊死末底改的時候，亞哈隨魯王卻因為晚上睡不著覺，叫人拿出王宮中的史書來讀，結果讀到末底改有功於王朝，卻還沒有獎賞他，因此，正要找人來詢問怎樣獎賞末底改之際，「恰巧地」在那個時刻，哈曼出現了，國王亞哈隨魯叫他表達意見。也就在那時候，哈曼還以為自己就是國王要獎賞的人，就誇大地要求國王給予重賞，但沒有想到國王要獎賞的人竟然是他想要吊死的末底改！結果他就必須要成為那次獎賞末底改活動中，服事末底改的人，不但沒有吊死末底改，還要為自己這種計畫付出極大的羞辱代價。這也是我們要學習的一件功課，<text:span text:style-name="T2">任何設計要謀害人的事，都不是上帝所喜悅的</text:span>，存有這種念頭或是計畫，都將受到上帝的痛恨。因為上帝是愛，只有在愛的裡面，才能得到上帝的賜福。</text:p>
      <text:p text:style-name="P1"/>
      <text:p text:style-name="P1">現在讓我們來看看所讀這段經文的內容：</text:p>
      <text:p text:style-name="P1"><text:span text:style-name="T2">第七章一至四節</text:span>：1-2第二天，王和哈曼再次去赴以斯帖的宴會。喝酒的時候，王又問以斯帖：「王后以斯帖啊，現在告訴我，你想求甚麼，我都會給你，就是王國的一半，我也願意給你。」</text:p>
      <text:p text:style-name="P1">3以斯帖回答：「我若蒙陛下的恩寵，請答應我一個請求。我求你饒我的性命，也饒了我同胞的性命。4我和我的同胞都被出賣在劊子手的手中。如果我們只是被賣去作奴隸，我一定會緘默，絕不會開口為這事煩擾陛下；可是，我們要被滅絕，要遭滅種之禍了！」</text:p>
      <text:p text:style-name="P1"/>
      <text:p text:style-name="P1">在第五章六節說到王后<text:span text:style-name="T2">以斯帖第一次設宴款待</text:span>亞哈隨魯王和宰相哈曼，在酒席間，亞哈隨魯王詢問王后以斯帖要求甚麼，他一再強調說，無論王后求甚麼，他都會給，「就是王國的一半」，國王亞哈隨魯也願意給她。但王后以斯帖並沒有說她想要的是甚麼，她請求國王再於隔天和宰相哈曼又光臨她的宴席，那時她就會說。然後在第六章十四節，有太監催哈曼趕快去赴王后以斯帖的宴會。整個故事就從這裡出現一個新的轉變，或許在哈曼的心中會這麼想，王后以斯帖只有邀請他和國王參加宴席，<text:span text:style-name="T2">在末底改身上所遇到的這些倒楣氣，或者可以在這第二次的宴席中消除吧</text:span>。</text:p>
      <text:p text:style-name="P1">第七章一開始就提到哈曼和亞哈隨魯王都已經在宴席中了。就像在第一次宴席中一樣，國王亞哈隨魯再一次問王后以斯帖有甚麼請求，他甚至又再說一次他曾對以斯帖說過的話—「<text:span text:style-name="T2">就是王國的一半，我也願</text:span><text:soft-page-break/><text:span text:style-name="T2">意給你</text:span>」。他這樣一而再、再而三地用這句話，主要在表示他對王后以斯帖的疼愛，而不是真的要給她王國的一半。</text:p>
      <text:p text:style-name="P1">整個故事的中心就是在第三至四這兩節。在這兩節中，以斯帖並沒有直接回答國王提出的問題，而是間接告訴國王問題的核心是<text:span text:style-name="T2">1.她和她的同胞將被出賣，而且是將會被賣到「劊子手」的手中。2.這將對國王和國家造成相當大的損失。</text:span></text:p>
      <text:p text:style-name="P1">以斯帖實在是個有智慧的女子，她雖然只告訴亞哈隨魯王兩點，但這兩點都是非常重要的事：</text:p>
      <text:p text:style-name="P1">一、她已經表白自己就是即將要被剿滅的猶太人之一。這樣國王如果真正的愛她，怎能使她也被列入在剿滅者名單中呢？就在這個時刻，她不再像第二章十和二十節所說的，不將自己是猶太人的身分暴露出來，<text:span text:style-name="T2">就在這個緊要關頭，她將自己的生死與同胞緊緊扣在一起</text:span>。</text:p>
      <text:p text:style-name="P1">二、她讓亞哈隨魯王知道，她和她的同胞都將被出賣。要注意的是這個「賣」字，以斯帖特強調她和她的同胞<text:span text:style-name="T2">是要被「賣」，而所「賣」的價錢，並不是像哈曼所說的，可以替國庫節省大筆的經費，反而是損失，因為他們不是真正的被「賣」，而是被屠殺，這樣比起將他們賣去當奴隸，損失更嚴重</text:span>。因為當奴隸還可以提供免費勞力，提高生產。而現在他們是將被全部消滅，這樣不但沒有替國家帶來財富，相反的，是更多的損失。</text:p>
      <text:p text:style-name="P1">我之所以說以斯帖是一位很有智慧的女子，原因是在第四節的第二句所說的：「<text:span text:style-name="T2">如果我們只是被賣去作奴隸，我一定會緘默</text:span>。」這句話已經清楚說明一點：猶太人既然是在巴比倫帝國戰勝下被俘虜來當奴隸的，在巴比倫統治下的猶太人原本就是奴隸。現在他們從巴比倫帝國手上被轉移到波斯帝國國王手中，原本也是奴隸。因此，再次被當奴隸販賣，他們絕對無話可說。奴隸至少是主人的經濟力量，對主人是有利無害。如今，他們不是被賣去當奴隸，而是要被屠殺死亡，對波斯帝國就是非常大的損失。因此，以斯帖在這裡說，如果只是被賣去當奴隸，她絕對不會說甚麼，而是因為有這樣大的損失才使她一定要告訴國王。我們可以將以斯帖這些話對照哈曼當時向國王建議的時候所說的，他告訴亞哈隨魯王說：「如果陛下認為妥當，請頒佈命令滅絕他們。我保證可以替國庫增加收入三十四萬公斤銀子，作為國家的行政經費。」（三：9）很可能當時亞哈隨魯王同意宰相哈曼的意見，是和國庫的收入增加有密切關係。他大概忘了，滅絕猶太人，真正的收益只是一次而已。我在第三講已經說過，滅絕猶太人可以增加國庫的收入，是來自搜刮猶太人的財產所得。但以斯帖卻在這裡提醒國王，不要將猶太人殺死，因為這才是真正的損失，如果將猶太人賣為奴隸反而更有利！</text:p>
      <text:p text:style-name="P1">以斯帖這句「如果我們只是被賣去作奴隸，我一定會緘默」，表面上看來似乎很委屈，也很自卑，其實，這句話對照亞哈隨魯王一再對她說的「你想求甚麼，我都會給你」這句話來看，就婉轉地給亞哈隨魯王提出最實際的回覆，意思是：<text:span text:style-name="T2">如果你真的愛我，那就不要讓我被人殺死，我寧願被賣為奴隸</text:span>。她已經在告訴國王，如果愛我，那就放我一條生路吧！想想看，亞哈隨魯王會怎樣想？既然連國家江山的一半都願意給了，又怎會讓一個自己所鍾愛的人的生命死去呢？這是不可能的事。</text:p>
      <text:p text:style-name="P1">另外一點，<text:span text:style-name="T2">如果亞哈隨魯王並不是真正的愛王后以斯帖，而是愛錢</text:span>，那麼這句「如果我們只是被賣去作奴隸，我一定會緘默」也是很有吸引力的一句話，因為這句話也在提醒亞哈隨魯王，哈曼說會替國庫增加收入三十四萬公斤的銀子，那是欺騙國王的說法，相反地，哈曼這樣的做法簡直是讓國庫大大損失。早期的社會，國庫就和國王的私人錢庫一樣，國家損失，和國王的金庫損失是相同的。既然哈曼用「可以替國庫增加收入」來誘惑亞哈隨魯王，以斯帖就用另一種觀點來提醒亞哈隨魯王清楚地認識，不是增<text:soft-page-break/>加收入，而是嚴重的損失。在和合本中文聖經譯本第四節最後一句話是這樣翻譯的：「但王的損失，敵人萬不能補足。」很清楚地所說的是經濟效益。這句話除了現代中文譯本已經用「可是，我們要被滅絕，要遭滅種之禍了」表明出來外，還有另一種意思是：「如果只是被賣，則猶太人的苦難，對王來說，損失不大。」這也是我在前面說過的，猶太人本來就是巴比倫帝國的奴隸，如果變成波斯帝國的奴隸，這在當時的社會很正常，因為奴隸就像是主人的財產，可以轉讓或買賣。</text:p>
      <text:p text:style-name="P1"/>
      <text:p text:style-name="P1"><text:span text:style-name="T2">第五至八節</text:span>：5亞哈隨魯王問王后以斯帖：「誰敢做這種事？這個人在哪裡？」</text:p>
      <text:p text:style-name="P1">6以斯帖回答：「迫害我們的敵人就是這個惡人哈曼！」</text:p>
      <text:p text:style-name="P1">哈曼在王和王后面前頓時驚惶失措。7王憤怒地站起來，離開酒席到外面花園去。哈曼看出王決心要為這事懲罰他，就留下來求王后以斯帖饒他的命。8當王從花園回到宴會廳時，哈曼正伏在以斯帖躺靠的長椅上求憐憫。王看到這情景，就大發雷霆，說：「這個人竟敢在王宮裡當著我的面非禮王后嗎？」</text:p>
      <text:p text:style-name="P1">王一說出這話，太監們立刻蒙住哈曼的臉。</text:p>
      <text:p text:style-name="P1"/>
      <text:p text:style-name="P1">事件的轉捩點就在這段經文中，以斯帖先前並沒有說出是誰在策劃這件事，而亞哈隨魯王也沒有想到會是哈曼的陰謀。因此，他想知道到底是誰膽敢做這樣的事情。</text:p>
      <text:p text:style-name="P1">請注意第五節這裡的「國王問以斯帖」句子，在現代中文聖經譯本少了一個字「說」，在和合本聖經有「說」，台語聖經則是用「講」，這個字很重要，因為原來希伯來文是用「wayy?'mer」，這個字也可以表示「大聲喊叫」的意思。這樣可以幫助我們更清楚看到，亞哈隨魯王聽到王后以斯帖說出這件事之後，非常地惱怒，因此連續發出兩次的問題：「誰敢做這種事？這個人在哪裡？」就在這個時候，以斯帖才說出這個「惡人」就是哈曼。而哈曼的「頓時驚慌失措」和國王的「大聲喊叫」剛好成正比，這是使<text:span text:style-name="T2">哈曼大為「驚慌失措」的原因</text:span>。</text:p>
      <text:p text:style-name="P1">第七至八節是國王的生氣，以及哈曼在向以斯帖求情的情形。事情可以分成兩個部份來看，一是<text:span text:style-name="T2">以斯帖可能還不知道她的養父末底改已經在前一天得勝了</text:span>，不但沒有被哈曼給抓去絞刑台處死，相反的，卻在哈曼的詭計下，反而得到國王賜給他最大的榮譽。另一部份是現在以斯帖一再努力要將哈曼計畫滅族的陰謀拆穿，現在她已成功地將哈曼計謀—「<text:span text:style-name="T2">消滅猶太人，增加國庫的收入」—之假面具掀開來</text:span>。亞哈隨魯王會生氣是可以瞭解的，因為他提升哈曼當宰相，並且還下令給王宮所有的官員必須向哈曼敬禮表示尊敬，但是，哈曼竟然還欺騙他，說是可以增加國庫收入，其實是國庫的損失。再者，動腦筋竟然動到王后的身上來。這都使他無法想像，也因為這樣，他非常憤怒，必須到花園去散散心。</text:p>
      <text:p text:style-name="P1">就像我在前面一講所說的，生命中有許多「巧合」的事一再發生。台語有句話說：「人若衰，種瓠瓜生菜瓜。」或是說：「禍不單行，福無雙至。」也在描述生命中有許多這樣的經歷，就是人會接連遇到災難。原本哈曼想的是可以「雙福」，既可除去自己所不喜歡的敵對者末底改和猶太人，又可以增加國庫收入。現在則是不但這兩樣都沒有了，還被末底改佔了上風，又被王后以斯帖告了一狀，且這一狀確實很嚴重，因為以斯帖已經控告他謀害王后，也造成國王收入的損失。這樣的罪狀足夠讓他帶來抄家滅族的危險。因此，他只有一條路可走，就是請求王后以斯帖的原諒。可是，他的方式引起正在惱怒中的國王更加生氣，因為國王看到的景象以為他在調戲「非禮」王后，結果被侍候在旁邊的太監們給抓了起來，且蒙住了臉。</text:p>
      <text:p text:style-name="P1"><text:soft-page-break/><text:span text:style-name="T2">第九至十節</text:span>：9其中有一個太監叫哈波拿，上前說：「哈曼還在家裡造了一座二十二公尺高的絞刑架，要用來吊死救了陛下性命的末底改呢！」</text:p>
      <text:p text:style-name="P1">王下令：「把哈曼吊在那上面！」</text:p>
      <text:p text:style-name="P1">10於是，哈曼被吊在他要吊死末底改的絞刑架上。王的怒氣這才止息。</text:p>
      <text:p text:style-name="P1"/>
      <text:p text:style-name="P1">在第五章十四節說哈曼聽從他妻子細利斯和朋友的建議，叫人建造一座高達二十二公尺的絞刑台，為的是要絞死末底改的。在第六章四節則是記載哈曼原本進入王宮，是要請求國王准許他絞死末底改的。但他還沒有向亞哈隨魯王報告這件事的時候，亞哈隨魯王已經先要他去執行獎賞末底改的事。因此，國王還不知道哈曼曾建造一座高達二十二公尺的絞刑台。現在太監哈波拿趁著這個機會將哈曼造絞刑台的事向國王報告，結果這個絞刑台就在國王一聲令下將哈曼自己絞死了。</text:p>
      <text:p text:style-name="P1"><text:span text:style-name="T2">這位哈波拿也是亞哈隨魯王貼身的太監之一，先前曾被派遣去請王后華實蒂來參加國王的宴席</text:span>（一：10），也是第二次出現在本書中。<text:span text:style-name="T2">為甚麼他以前沒有將這件事告訴國王，在這個時候才說呢？</text:span>其實這也是自古至今一個常有的現象，<text:span text:style-name="T2">大家都會看情勢</text:span>，當哈曼當道，權勢如日中天的時候，誰敢隨便向國王報告？不會也不敢，除非有哈曼的同意。哈曼當宰相，王宮裡一定有許多他的親信隨時在向他報告宮內各種活動的事。我們常聽說政治是很現實的事，當你得勢的時候，大家都會來圍繞在你的身邊。可是，當你失勢時，有時是連最親近的人也會離你而去。這樣現實的人生鏡頭時常會出現在古今的社會中。詩人的詩這樣寫著：</text:p>
      <text:p text:style-name="P1">「若是仇敵作弄我，</text:p>
      <text:p text:style-name="P1">我還能夠忍受；</text:p>
      <text:p text:style-name="P1">若是對頭向我誇口，</text:p>
      <text:p text:style-name="P1">我還可以躲避。</text:p>
      <text:p text:style-name="P1">想不到卻是你—我的同伴，</text:p>
      <text:p text:style-name="P1">我的知己，親密的朋友！」（詩篇五十五：12—13）</text:p>
      <text:p text:style-name="P1">哈波拿很可能就是因為看到宰相哈曼現在已經被國王下令逮捕，而末底改卻得到國王的特殊榮譽的獎賞，因此，他就利用這個機會向國王舉發宰相哈曼的惡行。</text:p>
      <text:p text:style-name="P1"/>
      <text:p text:style-name="P1"><text:span text:style-name="T2">現在讓我們來想想這段經文所帶來的信息</text:span>：</text:p>
      <text:p text:style-name="P1">一、<text:span text:style-name="T2">害人的事隱藏不住，因為上帝鑒察人在暗中所做一切的事</text:span>。</text:p>
      <text:p text:style-name="P1">當哈曼設計要消滅猶太人的時候，他萬萬也想不到會有被揭發的時候，雖然他在向亞哈隨魯王提供不正確的消息說：「有一個民族散居在王國的各省。他們有自己的風俗習慣，跟所有其他的民族不同；不但這樣，他們連國家的法律都不遵守。容忍這樣的人對陛下沒有好處。」（三：8）他並沒有說明在波斯帝國境內這樣子的民族到底是哪一族，卻導致亞哈隨魯王頒下詔書，決定將這個民族消滅，但最後事情的真相終究還是暴露出來了。人以為隱藏沒有人知道的事，或許可以瞞過人的眼睛，卻無法消除上帝在暗中對人所言所行的一切記錄，因為祂是在暗中鑒察的上帝。耶穌基督在登山寶訓中就一再地勉勵我們說，上帝是看得見我們在隱密中做事的神（馬太福音六：4、6、18）。</text:p>
      <text:p text:style-name="P1"><text:soft-page-break/><text:span text:style-name="T2">創世記的作者告訴我們，當該隱殺死他的弟弟</text:span>，並將之埋葬之後，他以為沒有人知道他所做的惡事，但是上帝知道了，使他大為震驚。可是上帝告訴該隱，說他弟弟亞伯的血從地下向上帝哭訴（創世記四：10）。<text:span text:style-name="T2">撒母耳記下第十一章記載大衛犯罪的事</text:span>；我們會看到聖經的作者用很細膩的筆法在描述大衛王犯罪的過程，確實是令人扼腕。或許在大衛王的心中有這樣的念頭：沒有人知道我做甚麼。但是他錯了，他忘了一件事：上帝是無所不在的上帝。上帝也是無所不知的上帝。上帝差遣祂的僕人先知拿單去對大衛王說話，拿單很清楚地告訴大衛王他就是做惡事、害人性命的那個劊子手（撒母耳記下十二：7），這時候大衛王才發現他所做的事被上帝揭發了，並承認說：「我得罪上主了。」（撒母耳記下十二：12）</text:p>
      <text:p text:style-name="P1">耶穌基督這樣勉勵我們說：</text:p>
      <text:p text:style-name="P1">「一切隱藏的事都會被揭發；秘密的事也會被洩露。因此，你們在暗中所說的話會在光天化日下被人聽到；你們在密室中的耳語也會在屋頂上給宣佈出來。」（路加福音十二：2—3）</text:p>
      <text:p text:style-name="P1">確實是這樣！如果我們注意最近有一位曾經當過國民黨基層黨工的詹碧霞女士，她寫了一本書名叫「買票懺悔錄」。在書中她描述從民國五十九年到八十三年（一九七○年到一九九四年）這段時間，她參與每次選舉時，幫國民黨作票、買票的事。很多人感到相當的驚訝，原來過去推動民主運動者所在指控的事都是真的。也從這本書中可以清楚看到當年在背後主使這種污穢事件的主謀者，如今卻要出來參與競選總統了。這些人一定想都想不到，這樣的事情會被揭發出來。我相信類似的事件還會有更多遲早會被揭發。例如迄今尚未破案，發生於一九八○年二月廿八日的「林義雄家血案」、一九九六年十一月桃園縣長劉邦友家的血案等大案件。我們看最近幾年來，許多過去陳年的冤情老案都一一曝光了，包括一九七○年代台灣大學哲學系事件、一九四六年的師範大學事件等等都被重新審核改判為冤屈，政府必須付出高額的賠償金。目前也有人開始在調查一九八九高雄前縣長「余登發命案」。我相信，一切的真相都會被揭發，只是時間的問題而已。</text:p>
      <text:p text:style-name="P1">不要以為上帝不知道，其實上帝是伸冤的上帝，祂一定會報應（羅馬書十二：19）。要記得，我們每個人都要對上帝負責，祂創造我們，為的是要我們參與管理祂創造的世界，不是要破壞，也不是要污穢這個世界，而是要愛，這個認識是很重要的。</text:p>
      <text:p text:style-name="P1"/>
      <text:p text:style-name="P1">二、<text:span text:style-name="T2">面臨生命的危難時，需要智慧來面對；而智慧是從認識上帝開始的</text:span>。</text:p>
      <text:p text:style-name="P1">當亞哈隨魯王在第二次宴席中對王后以斯帖說，要她說出心中所求的事時，<text:span text:style-name="T2">以斯帖並沒有直接說出要亞哈隨魯王撤銷消滅猶太人的命令</text:span>，她提醒國王知道，如果真的愛她，就保存她和她同胞的生命，因為亞哈隨魯王曾一再對王后以斯帖強調，他多麼地愛她，甚至「就是王國的一半」他也會給她，即使那是官場客套的用語，但至少已經連說三次了，王后就用「饒命」來求情。</text:p>
      <text:p text:style-name="P1">再者，王后以斯帖也表現出她智慧的一面，就是讓亞哈隨魯王知道，<text:span text:style-name="T2">哈曼不是要將猶太人當奴隸賣掉增加國庫的收入，相反地，哈曼所計畫的政策是導致國庫的損失</text:span>，對國王並沒有利益。她用很自卑的方式表明，猶太人即使再次被賣為奴隸，對國王也沒有損失，可是若被消滅時，則對國庫的收入卻是極大的損失。這種說法正好使亞哈隨魯王有個新的認識，使他發現宰相哈曼的消滅猶太人之計畫，是帶來國王更多的損害，一點利益都沒有。能夠清楚說出這樣的觀點，絕對不是容易的事，相反的，是相當有智慧的、聰明的。如果當時以斯帖直接就說出她的要求，很可能國王只要回一句話說：已經頒發的詔書不能更改，這樣就夠了，王后以斯帖的請求可能就結束。頂多是答應王后以斯帖免和其他猶太人同遭死刑，<text:soft-page-break/>留她繼續住在王宮裡，保護她，或是赦免她的死罪，這樣就相當不錯了。但是王后以斯帖的請求相當有智慧，<text:span text:style-name="T2">不但解除哈曼對末底改的威脅，甚至讓國王清楚知道，宰相哈曼所設計消滅猶太人的政策是錯誤的，對國家、國王都沒有利益</text:span>。我們也從第八章看到，後來連原本不能更改的消滅猶太人計畫，也改變了，使所有的猶太人除去被消滅的危險，甚至來讓那些想要消滅他們的人害怕。</text:p>
      <text:p text:style-name="P1">能夠清楚判斷情況，而且知道如何去面對生命的危機，這是需要相當的智慧才辦得到，王后以斯帖知道如果單憑自己的力量要達成這樣的目標是很困難的，她需要上帝的幫助，這就是為甚麼她要求末底改召集書珊城所有的猶太人，為她禁食禱告三天三夜，包括她自己和宮女在內，都以禁食祈禱的方式祈求上帝的幫助。因為她很清楚要克服生命所面對的危險，絕對不是人的力量可以達到，真正能保護人生命安全的是上帝。<text:span text:style-name="T2">如果沒有上帝的賜福、憐憫，即使人有極強的能力、知識，也是枉然</text:span>。這就是箴言的作者所說的：「敬畏上主是智慧的開端；認識至聖者就是明智。」（箴言九：10）</text:p>
      <text:p text:style-name="P1">我們生活的台灣社會，是個隨時會使我們遇到危險的環境，也是個很容易誘惑我們進入危險中的社會，因此，我們需要相當的智慧來幫助我們明白、認清所面對的生命情況，使我們在這惡劣的時代中，能夠站立、不動搖。而這就必須從學習認識上帝開始，因為上帝是智慧的來源，也是賞賜智慧的源頭。但大家不要忘了，認識上帝最好的方法，就是從學習明白聖經上帝的話語開始。</text:p>
      <text:p text:style-name="P1">（講於一九九九年十二月五日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1:39:11.849888146</meta:creation-date>
    <dc:date>2017-06-03T15:49:43.553734729</dc:date>
    <meta:editing-duration>PT4H10M3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6" meta:paragraph-count="51" meta:word-count="7103" meta:character-count="7150" meta:non-whitespace-character-count="7145"/>
  </office:meta>
</office:document-meta>
</file>